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nginePool.g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riptEnginePool.ScriptEnginePool( ScriptEngin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Pool.wai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EnginePool.ScriptEnginePool( ScriptEngineFactory factory , int capac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EnginePool.isMultithreading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Pool.free( ScriptEngine e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